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7.678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6.20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3.184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0.06pt solid #000000" style:vertical-align="top"/>
      <style:text-properties fo:font-size="12pt" style:font-size-asian="12pt" style:font-size-complex="12pt"/>
    </style:style>
    <style:style style:name="ce16" style:family="table-cell" style:parent-style-name="Default">
      <style:table-cell-properties fo:wrap-option="wrap" style:vertical-align="top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color="#c9211e" fo:font-size="12pt" style:font-size-asian="12pt" style:font-size-complex="12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c9211e"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6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Scenario </text:p>
            <text:p>Description</text:p>
          </table:table-cell>
          <table:table-cell table:style-name="ce1" office:value-type="string" calcext:value-type="string">
            <text:p>Test Case ID</text:p>
          </table:table-cell>
          <table:table-cell table:style-name="ce14" office:value-type="string" calcext:value-type="string">
            <text:p>Test Case </text:p>
            <text:p>Description</text:p>
          </table:table-cell>
          <table:table-cell table:style-name="ce1" office:value-type="string" calcext:value-type="string">
            <text:p>Positive/</text:p>
            <text:p>Negative</text:p>
          </table:table-cell>
          <table:table-cell table:style-name="ce1" office:value-type="string" calcext:value-type="string">
            <text:p>Expected </text:p>
            <text:p>Resul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<text:span text:style-name="T1">To verify that functionality </text:span></text:p>
            <text:p><text:span text:style-name="T1">“Timesheet” icon in ishine portal</text:span></text:p>
          </table:table-cell>
          <table:table-cell table:style-name="ce4" office:value-type="string" calcext:value-type="string">
            <text:p>TC_01</text:p>
          </table:table-cell>
          <table:table-cell table:style-name="ce15" office:value-type="string" calcext:value-type="string">
            <text:p>To validate that  'Timesheets' icon is visible to the user.</text:p>
            <text:p/>
          </table:table-cell>
          <table:table-cell table:style-name="ce2" office:value-type="string" calcext:value-type="string">
            <text:p>Positive</text:p>
          </table:table-cell>
          <table:table-cell table:style-name="ce2" office:value-type="string" calcext:value-type="string">
            <text:p>“Timesheets” feature should be </text:p>
            <text:p>Visible to user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02</text:p>
          </table:table-cell>
          <table:table-cell table:style-name="ce15" office:value-type="string" calcext:value-type="string">
            <text:p>To validate that “Timesheets” tab is acces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imesheets” tab should be accessible to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03</text:p>
          </table:table-cell>
          <table:table-cell table:style-name="ce15" office:value-type="string" calcext:value-type="string">
            <text:p>To validate that when user click on “Timesheets” icon, it nevigate to “My timesheets” page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When the user clicks on the 'Timesheets' icon, they should be navigated to the 'My Timesheets' page.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To verify that functionality “Create New Timesheet” tab in ishine portal</text:p>
          </table:table-cell>
          <table:table-cell table:style-name="ce4" office:value-type="string" calcext:value-type="string">
            <text:p>TC_04</text:p>
          </table:table-cell>
          <table:table-cell table:style-name="ce15" office:value-type="string" calcext:value-type="string">
            <text:p>To validate that “Create New Timesheet” tab is available to the user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reate New Timesheet” tab should be availa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05</text:p>
          </table:table-cell>
          <table:table-cell table:style-name="ce15" office:value-type="string" calcext:value-type="string">
            <text:p>To validate that “Create New Timesheet” icon is click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reate New Timesheet” icon should be clicka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06</text:p>
          </table:table-cell>
          <table:table-cell table:style-name="ce15" office:value-type="string" calcext:value-type="string">
            <text:p>To validate that “Team Member” radio button is available to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eam Member” radio button should be display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07</text:p>
          </table:table-cell>
          <table:table-cell table:style-name="ce15" office:value-type="string" calcext:value-type="string">
            <text:p>To validate that “Team Member” radio button is acces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eam Member” radio button should be accessible to the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08</text:p>
          </table:table-cell>
          <table:table-cell table:style-name="ce15" office:value-type="string" calcext:value-type="string">
            <text:p>To validate that after clicking on the 'Team Member' radio button, the user is navigated to the Team Member page.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the 'Team Member' radio button, the user should be redirected to the Team Member page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09</text:p>
          </table:table-cell>
          <table:table-cell table:style-name="ce15" office:value-type="string" calcext:value-type="string">
            <text:p>To validate that “Team Member” text field is vi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eam Member” text field should be visible to the user 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10</text:p>
          </table:table-cell>
          <table:table-cell table:style-name="ce15" office:value-type="string" calcext:value-type="string">
            <text:p>To validate that “Team Member” text field is click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eam Member” text field should be clickable to the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11</text:p>
          </table:table-cell>
          <table:table-cell table:style-name="ce15" office:value-type="string" calcext:value-type="string">
            <text:p>To validate that after clicking on the 'Team Member' text field, the team member list is displayed in a dropdown.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on the 'Team Member' text field, a dropdown should appear displaying the list of team members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12</text:p>
          </table:table-cell>
          <table:table-cell table:style-name="ce15" office:value-type="string" calcext:value-type="string">
            <text:p>To validate that “Day Type” text field is avail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Day type” text field should be availa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13</text:p>
          </table:table-cell>
          <table:table-cell table:style-name="ce15" office:value-type="string" calcext:value-type="string">
            <text:p>To validate that “Day Type” text field is acces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Day Type” text field should be accessible to the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14</text:p>
          </table:table-cell>
          <table:table-cell table:style-name="ce15" office:value-type="string" calcext:value-type="string">
            <text:p>To validate that after click on “Day Type” text field, Day type list is displayed in dropdown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on the ‘Day Type’ text field, a dropdown should appear displaying the list of day type.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15</text:p>
          </table:table-cell>
          <table:table-cell table:style-name="ce15" office:value-type="string" calcext:value-type="string">
            <text:p>To validate that “Day Type” text field is keep empty,when user creates a timesheet.</text:p>
          </table:table-cell>
          <table:table-cell table:style-name="ce6" office:value-type="string" calcext:value-type="string">
            <text:p>Negative</text:p>
          </table:table-cell>
          <table:table-cell table:style-name="ce2" office:value-type="string" calcext:value-type="string">
            <text:p><text:span text:style-name="T2">System should be shows</text:span></text:p>
            <text:p><text:span text:style-name="T2">Error message as </text:span></text:p>
            <text:p><text:span text:style-name="T3">“Please select day type”</text:span></text:p>
            <text:p/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16</text:p>
          </table:table-cell>
          <table:table-cell table:style-name="ce15" office:value-type="string" calcext:value-type="string">
            <text:p>To validate that “In Time” text field is vi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In Time” text field should be visible to the user 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17</text:p>
          </table:table-cell>
          <table:table-cell table:style-name="ce15" office:value-type="string" calcext:value-type="string">
            <text:p>To validate that “In Time” text field is acces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In Time” text field should be accessible to the user 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18</text:p>
          </table:table-cell>
          <table:table-cell table:style-name="ce15" office:value-type="string" calcext:value-type="string">
            <text:p>To validate that when the user clicks on the "In Time" text field, the calendar page pops up and displays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on “In Time” text field, the calender page should be pops up and display successfuliy.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19</text:p>
          </table:table-cell>
          <table:table-cell table:style-name="ce15" office:value-type="string" calcext:value-type="string">
            <text:p>To validate that creating a timesheet without entering “In Time”shows an error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 </text:p>
            <text:p>error message  </text:p>
            <text:p><text:span text:style-name="T4">“Please enter In Time”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20</text:p>
          </table:table-cell>
          <table:table-cell table:style-name="ce15" office:value-type="string" calcext:value-type="string">
            <text:p>To validate that “Out Time” text field is avail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Out Time” text field should be availa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21</text:p>
          </table:table-cell>
          <table:table-cell table:style-name="ce15" office:value-type="string" calcext:value-type="string">
            <text:p>To validate that “Out time” text field is acces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Out Time” text field should be accessible to the user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22</text:p>
          </table:table-cell>
          <table:table-cell table:style-name="ce15" office:value-type="string" calcext:value-type="string">
            <text:p>To validate that clicking on the “Out Time” text field, displays a calender page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on “Out Time” text field, the calender page should be pop up.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23</text:p>
          </table:table-cell>
          <table:table-cell table:style-name="ce15" office:value-type="string" calcext:value-type="string">
            <text:p>To validate that creating a timesheet without entering “OutTime” shows an error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 </text:p>
            <text:p>Error message </text:p>
            <text:p><text:span text:style-name="T4">“Please enter Out Time”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24</text:p>
          </table:table-cell>
          <table:table-cell table:style-name="ce15" office:value-type="string" calcext:value-type="string">
            <text:p>To validate that “Total Working Hours” icon is vi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otal Working Hours” icon should be visi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25</text:p>
          </table:table-cell>
          <table:table-cell table:style-name="ce15" office:value-type="string" calcext:value-type="string">
            <text:p>To validate that “Total Working Hours” are calculated correctly as 9 hours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otal Working Hours” should be calcutated correctly as 9 hours.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26</text:p>
          </table:table-cell>
          <table:table-cell table:style-name="ce15" office:value-type="string" calcext:value-type="string">
            <text:p>To validate that “Night Shift” box is avail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Night Shift” box should be availa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27</text:p>
          </table:table-cell>
          <table:table-cell table:style-name="ce15" office:value-type="string" calcext:value-type="string">
            <text:p>To validate that “Night Shift” box is click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Night Shift” box should be clickable to the user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TC_28</text:p>
          </table:table-cell>
          <table:table-cell table:style-name="ce15" office:value-type="string" calcext:value-type="string">
            <text:p>To validate that after clicking the “Night Shift “ box , a pop-up message is shown as “Do you have required permission for “night shift” from your manager?”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the “Night shift” box, pop-up message should be displayed as “Do you have required permission for “night shift” from your manager?”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29</text:p>
          </table:table-cell>
          <table:table-cell table:style-name="ce15" office:value-type="string" calcext:value-type="string">
            <text:p>To validate that “Client Name” text field is avail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lient Name” text field should be availa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30</text:p>
          </table:table-cell>
          <table:table-cell table:style-name="ce15" office:value-type="string" calcext:value-type="string">
            <text:p>To validate that “Client Name” is click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lient Name” text field should be clickable to the user.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31</text:p>
          </table:table-cell>
          <table:table-cell table:style-name="ce15" office:value-type="string" calcext:value-type="string">
            <text:p>To validate that after clicking the “Client Name” text field displays the client name list in a dropdown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“Client Name”text field, the client name list should be displayed in a dropdow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32</text:p>
          </table:table-cell>
          <table:table-cell table:style-name="ce15" office:value-type="string" calcext:value-type="string">
            <text:p>To validate that creating a timesheet with the “Client Name” text field left empty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</text:p>
            <text:p>error message </text:p>
            <text:p><text:span text:style-name="T4">“Please select client name”</text:span>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33</text:p>
          </table:table-cell>
          <table:table-cell table:style-name="ce15" office:value-type="string" calcext:value-type="string">
            <text:p>To validate that creating a timesheet with an Invalid “Client Name” text field (e.g. hdsgdsjd)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</text:p>
            <text:p>error message </text:p>
            <text:p><text:span text:style-name="T4">“Please enter valid client name”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34</text:p>
          </table:table-cell>
          <table:table-cell table:style-name="ce15" office:value-type="string" calcext:value-type="string">
            <text:p>To validate that creating timesheet with special characters in the <text:s/>“Client Name” text field (e.g. @#$)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</text:p>
            <text:p>Error message  </text:p>
            <text:p><text:span text:style-name="T4">“No entry found”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35</text:p>
          </table:table-cell>
          <table:table-cell table:style-name="ce15" office:value-type="string" calcext:value-type="string">
            <text:p>To validate that when user creating timesheet with numeric characters in the “Client Name” text field (e.g. 12345)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</text:p>
            <text:p>error message  </text:p>
            <text:p><text:span text:style-name="T4">“No entry found”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36</text:p>
          </table:table-cell>
          <table:table-cell table:style-name="ce15" office:value-type="string" calcext:value-type="string">
            <text:p>To validate that “Client Location” text field is visible to the user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lient Location” text field should be visi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37</text:p>
          </table:table-cell>
          <table:table-cell table:style-name="ce15" office:value-type="string" calcext:value-type="string">
            <text:p>To validate that “Client Location”text field is acces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lient Location” text field should be accessible to the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38</text:p>
          </table:table-cell>
          <table:table-cell table:style-name="ce15" office:value-type="string" calcext:value-type="string">
            <text:p>To validate that clicking on the “Client Location” text field, displays the client location list in a dropdown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on the “Client Location” text field, the client location list should be displayed in a dropdown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39</text:p>
          </table:table-cell>
          <table:table-cell table:style-name="ce15" office:value-type="string" calcext:value-type="string">
            <text:p>To validate that creating timesheet with “Client Location” text field left empty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shows </text:p>
            <text:p>Error message as </text:p>
            <text:p><text:span text:style-name="T4">“Please select client location”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40</text:p>
          </table:table-cell>
          <table:table-cell table:style-name="ce15" office:value-type="string" calcext:value-type="string">
            <text:p>To validate that creating a timesheet with an Invalid “Client location” text field (e.g. hdsgdsjd)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</text:p>
            <text:p>Error message </text:p>
            <text:p><text:span text:style-name="T4">“Please enter valid client location”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41</text:p>
          </table:table-cell>
          <table:table-cell table:style-name="ce15" office:value-type="string" calcext:value-type="string">
            <text:p>To validate that when user creating timesheet with special characters in the “Client location” text field (e.g. @#$)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 </text:p>
            <text:p>Error message </text:p>
            <text:p><text:span text:style-name="T4">“No entry found”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42</text:p>
          </table:table-cell>
          <table:table-cell table:style-name="ce15" office:value-type="string" calcext:value-type="string">
            <text:p>To validate that when user creating timesheet with numeric characters in the <text:s/>“Client location” text field (e.g. 12345)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</text:p>
            <text:p>error message   </text:p>
            <text:p><text:span text:style-name="T4">“No entry found”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43</text:p>
          </table:table-cell>
          <table:table-cell table:style-name="ce15" office:value-type="string" calcext:value-type="string">
            <text:p>To validate that “Team Name” text field is vi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eam Name” text field should be visible to <text:s/>the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44</text:p>
          </table:table-cell>
          <table:table-cell table:style-name="ce15" office:value-type="string" calcext:value-type="string">
            <text:p>To validate that “Team Name” text field is acces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eam Name” text field should be accessible to the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45</text:p>
          </table:table-cell>
          <table:table-cell table:style-name="ce15" office:value-type="string" calcext:value-type="string">
            <text:p>To validate that after clicking on the “Team Name” text field, displays the Team Name” list in dropdown</text:p>
          </table:table-cell>
          <table:table-cell table:style-name="ce2"/>
          <table:table-cell table:style-name="ce5" office:value-type="string" calcext:value-type="string">
            <text:p>After clicking on the <text:s/>“Team Name” text field, displays the team name list should be displayed in a dropdown.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4" office:value-type="string" calcext:value-type="string">
            <text:p>TC_46</text:p>
          </table:table-cell>
          <table:table-cell table:style-name="ce15" office:value-type="string" calcext:value-type="string">
            <text:p>To validate that when user creating a timesheet with the “Team Name” text field left empty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 </text:p>
            <text:p>error message as </text:p>
            <text:p><text:span text:style-name="T4">“Please select Team Name”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47</text:p>
          </table:table-cell>
          <table:table-cell table:style-name="ce15" office:value-type="string" calcext:value-type="string">
            <text:p>To validate that when user creating a timesheet with an Invalid “Team Name” text field.(e.g. jdhgfhjd)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</text:p>
            <text:p>error message as </text:p>
            <text:p><text:span text:style-name="T4">“Please enter valid team name”.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48</text:p>
          </table:table-cell>
          <table:table-cell table:style-name="ce15" office:value-type="string" calcext:value-type="string">
            <text:p>To validate that when user creating a timesheet with an special characters in the “Team Name” text field (e.g. @#$%) shows an error message.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error message <text:span text:style-name="T4">“No entry found”</text:span>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49</text:p>
          </table:table-cell>
          <table:table-cell table:style-name="ce15" office:value-type="string" calcext:value-type="string">
            <text:p>To validate that when user creating a timesheet with an numeric characters in “Team Name” text field (e.g. 124567) shows an error message.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System should be display an </text:p>
            <text:p>error message </text:p>
            <text:p><text:span text:style-name="T4">“No entry found”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50</text:p>
          </table:table-cell>
          <table:table-cell table:style-name="ce15" office:value-type="string" calcext:value-type="string">
            <text:p>To validate that “Activity” text field is avail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Activity” text field should be available to the user 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51</text:p>
          </table:table-cell>
          <table:table-cell table:style-name="ce15" office:value-type="string" calcext:value-type="string">
            <text:p>To validate that “Activity” text field is click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Activity” text field should be clickable to the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52</text:p>
          </table:table-cell>
          <table:table-cell table:style-name="ce15" office:value-type="string" calcext:value-type="string">
            <text:p>To validate that when user creating a timesheet with an valid data “Activity” text field, display the “Activity” list in a dropdwon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When user creating a timesheet with an valid data, All activities should be listed correctly and submitted.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TC_53</text:p>
          </table:table-cell>
          <table:table-cell table:style-name="ce15" office:value-type="string" calcext:value-type="string">
            <text:p>To validate that when user creating a timesheet with an invalid data “Activity” test field (e.g.gfsghgkj) shows an error message 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when user creating a timesheet with an invalid data, system should be display an error message </text:p>
            <text:p><text:span text:style-name="T4">“ Please select Activity”</text:span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TC_54</text:p>
          </table:table-cell>
          <table:table-cell table:style-name="ce15" office:value-type="string" calcext:value-type="string">
            <text:p>To validate that when user creating a timesheet with an “Activity” text field keep empty shows an error message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When user creating a timesheet with an activity text field keep empty system should be display an error message <text:span text:style-name="T4">“Please select Activity!!”</text:span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55</text:p>
          </table:table-cell>
          <table:table-cell table:style-name="ce15" office:value-type="string" calcext:value-type="string">
            <text:p>To validate that “Description” text field is vi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Description” text field should be visi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56</text:p>
          </table:table-cell>
          <table:table-cell table:style-name="ce15" office:value-type="string" calcext:value-type="string">
            <text:p>To validate that “Description” text field is clickable to the user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Description” text field <text:s/>should be clickable to the user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TC_57</text:p>
          </table:table-cell>
          <table:table-cell table:style-name="ce15" office:value-type="string" calcext:value-type="string">
            <text:p>To validate that when user creating a timesheet with an “Description” text field keep empty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When user creating a timesheet with an “Description” text field keep empty, the timesheet should be successfully created, as description as optional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58</text:p>
          </table:table-cell>
          <table:table-cell table:style-name="ce15" office:value-type="string" calcext:value-type="string">
            <text:p>To validate that “Time” field is vi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ime” field should be visi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59</text:p>
          </table:table-cell>
          <table:table-cell table:style-name="ce15" office:value-type="string" calcext:value-type="string">
            <text:p>To validate that “Time” field is click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Time” field should be clickable to the user</text:p>
          </table:table-cell>
          <table:table-cell table:number-columns-repeated="1019"/>
        </table:table-row>
        <table:table-row table:style-name="ro5">
          <table:table-cell table:style-name="ce2"/>
          <table:table-cell table:style-name="ce4" office:value-type="string" calcext:value-type="string">
            <text:p>TC_60</text:p>
          </table:table-cell>
          <table:table-cell table:style-name="ce15" office:value-type="string" calcext:value-type="string">
            <text:p>To validate that when user enter a valid positive numeric value ( e.g. 8) in the “Time” field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When user enter a valid positive numeric value in the “ Time” field, the system should be accepts the input, and the activity should be added or the form should submitted successfully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61</text:p>
          </table:table-cell>
          <table:table-cell table:style-name="ce15" office:value-type="string" calcext:value-type="string">
            <text:p>To validate that when user enter a valid decimal value ( e.g. 8.5) in the “Time” field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The system should be accepts the demimal value and calculates the total time accurately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TC_62</text:p>
          </table:table-cell>
          <table:table-cell table:style-name="ce15" office:value-type="string" calcext:value-type="string">
            <text:p>To validate that when user enter a non- numeric value (e.g. gshd)in the “Time” field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when user enter a non-numeric value in the “Time” field, the system should be displays error message <text:span text:style-name="T4">“Input must be numeric”</text:span>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TC_63</text:p>
          </table:table-cell>
          <table:table-cell table:style-name="ce15" office:value-type="string" calcext:value-type="string">
            <text:p>To validate that when user enter a extremely large number (e.g.9999999) in “Time” field</text:p>
          </table:table-cell>
          <table:table-cell table:style-name="ce6" office:value-type="string" calcext:value-type="string">
            <text:p>Negative</text:p>
          </table:table-cell>
          <table:table-cell table:style-name="ce5" office:value-type="string" calcext:value-type="string">
            <text:p>When user enter a extremely large number in the “Time” field,the system should be displays an error message <text:span text:style-name="T4">“Please enter valid Time!!”</text:span></text:p>
          </table:table-cell>
          <table:table-cell table:number-columns-repeated="1019"/>
        </table:table-row>
        <table:table-row table:style-name="ro6">
          <table:table-cell table:style-name="ce2"/>
          <table:table-cell table:style-name="ce4" office:value-type="string" calcext:value-type="string">
            <text:p>TC_64</text:p>
          </table:table-cell>
          <table:table-cell table:style-name="ce15" office:value-type="string" calcext:value-type="string">
            <text:p>To validate that when user enter <text:s/>Add a new activity with valid data 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When user enter a add a new activity with valid data,the activity should be added to the list of activities and the field should cleared for adding a new activity</text:p>
          </table:table-cell>
          <table:table-cell table:number-columns-repeated="1019"/>
        </table:table-row>
        <table:table-row table:style-name="ro4">
          <table:table-cell table:style-name="ce2"/>
          <table:table-cell table:style-name="ce4" office:value-type="string" calcext:value-type="string">
            <text:p>TC_65</text:p>
          </table:table-cell>
          <table:table-cell table:style-name="ce15" office:value-type="string" calcext:value-type="string">
            <text:p>To validate that when user enter “Add Multiple Activities”with valid data <text:s/>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When user enter a add multiple activities with valid data, all activities should be added successfully and displayed in the activity list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66</text:p>
          </table:table-cell>
          <table:table-cell table:style-name="ce15" office:value-type="string" calcext:value-type="string">
            <text:p>To verify that “Create Timesheet” is visi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reate Timesheet” should be visible to the user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4" office:value-type="string" calcext:value-type="string">
            <text:p>TC_67</text:p>
          </table:table-cell>
          <table:table-cell table:style-name="ce15" office:value-type="string" calcext:value-type="string">
            <text:p>To verify that “Create Timesheet” is clickable to the user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“Create Timesheet”should be clickable to the user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4" office:value-type="string" calcext:value-type="string">
            <text:p>TC_68</text:p>
          </table:table-cell>
          <table:table-cell table:style-name="ce15" office:value-type="string" calcext:value-type="string">
            <text:p>To verify that after clicking on the “Create Timesheet” field, the create timesheet pop up and displays submit successful</text:p>
          </table:table-cell>
          <table:table-cell table:style-name="ce2" office:value-type="string" calcext:value-type="string">
            <text:p>Positive</text:p>
          </table:table-cell>
          <table:table-cell table:style-name="ce5" office:value-type="string" calcext:value-type="string">
            <text:p>After clicking on the “Create Timesheet” field, the create timesheet should be displayed pop up and submit successfully</text:p>
          </table:table-cell>
          <table:table-cell table:number-columns-repeated="1019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12:11:03.991962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8T14:20:23.505947225</meta:creation-date>
    <dc:date>2025-01-21T12:15:33.274585953</dc:date>
    <meta:editing-duration>PT2H26M33S</meta:editing-duration>
    <meta:editing-cycles>7</meta:editing-cycles>
    <meta:generator>LibreOffice/6.4.7.2$Linux_X86_64 LibreOffice_project/40$Build-2</meta:generator>
    <meta:document-statistic meta:table-count="1" meta:cell-count="278" meta:object-count="0"/>
  </office:meta>
</office:document-meta>
</file>